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c389c" style:font-size-asian="16pt" style:font-size-complex="16pt"/>
    </style:style>
    <style:style style:name="P3" style:family="paragraph" style:parent-style-name="Standard">
      <style:text-properties fo:font-size="16pt" officeooo:rsid="000c389c" officeooo:paragraph-rsid="000c389c" style:font-size-asian="16pt" style:font-size-complex="16pt"/>
    </style:style>
    <style:style style:name="T1" style:family="text">
      <style:text-properties officeooo:rsid="00002714"/>
    </style:style>
    <style:style style:name="T2" style:family="text">
      <style:text-properties officeooo:rsid="0001ff81"/>
    </style:style>
    <style:style style:name="T3" style:family="text">
      <style:text-properties officeooo:rsid="000c389c"/>
    </style:style>
    <style:style style:name="T4" style:family="text">
      <style:text-properties officeooo:rsid="00177d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oftwareSerial.h&gt;</text:p>
      <text:p text:style-name="P1"/>
      <text:p text:style-name="P1">SoftwareSerial BT(0, 1); //TX, RX respetively</text:p>
      <text:p text:style-name="P1">String readvoice;</text:p>
      <text:p text:style-name="P1"/>
      <text:p text:style-name="P1">void setup() {</text:p>
      <text:p text:style-name="P1"><text:s/>BT.begin(9600);</text:p>
      <text:p text:style-name="P1"><text:s/>Serial.begin(9600);</text:p>
      <text:p text:style-name="P1"><text:s text:c="2"/>pinMode(3, OUTPUT);</text:p>
      <text:p text:style-name="P1"><text:s text:c="2"/>pinMode(4, OUTPUT);</text:p>
      <text:p text:style-name="P1"><text:s text:c="2"/>pinMode(5, OUTPUT);</text:p>
      <text:p text:style-name="P1"><text:s text:c="2"/>pinMode(6, OUTPUT);</text:p>
      <text:p text:style-name="P1"/>
      <text:p text:style-name="P1">}</text:p>
      <text:p text:style-name="P1">//-----------------------------------------------------------------------// </text:p>
      <text:p text:style-name="P1">void loop() {</text:p>
      <text:p text:style-name="P1"><text:s text:c="2"/>while (BT.available()){ <text:s/>//Check if there is an available byte to read</text:p>
      <text:p text:style-name="P1"><text:s text:c="2"/>delay(10); //Delay added to make thing stable</text:p>
      <text:p text:style-name="P1"><text:s text:c="2"/>char c = BT.read(); //Conduct a serial read</text:p>
      <text:p text:style-name="P1"><text:s text:c="2"/>readvoice += c; //build the string- "forward", "reverse", "left" and "right"</text:p>
      <text:p text:style-name="P1"><text:s text:c="2"/>} </text:p>
      <text:p text:style-name="P1"><text:s text:c="2"/>if (readvoice.length() &gt; 0) {</text:p>
      <text:p text:style-name="P1"><text:s text:c="4"/></text:p>
      <text:p text:style-name="P1"/>
      <text:p text:style-name="P1"><text:s text:c="2"/>if(readvoice == "*<text:span text:style-name="T2">forward</text:span>#")</text:p>
      <text:p text:style-name="P1"><text:s text:c="2"/>{</text:p>
      <text:p text:style-name="P1"><text:s text:c="4"/>digitalWrite(3, HIGH);</text:p>
      <text:p text:style-name="P1"><text:s text:c="4"/>digitalWrite (5, HIGH);</text:p>
      <text:p text:style-name="P1"><text:s text:c="4"/>digitalWrite(4,LOW);</text:p>
      <text:p text:style-name="P1"><text:s text:c="4"/>digitalWrite(6,LOW);</text:p>
      <text:p text:style-name="P1"><text:s text:c="4"/>delay(100);</text:p>
      <text:p text:style-name="P1"><text:s text:c="2"/>}</text:p>
      <text:p text:style-name="P1"/>
      <text:p text:style-name="P1"><text:s text:c="2"/>else if(readvoice == "*b<text:span text:style-name="T4">ackward</text:span>#")</text:p>
      <text:p text:style-name="P1"><text:s text:c="2"/>{</text:p>
      <text:p text:style-name="P1"><text:s text:c="4"/>digitalWrite(3, LOW);</text:p>
      <text:p text:style-name="P1"><text:s text:c="4"/>digitalWrite(5, LOW);</text:p>
      <text:p text:style-name="P1"><text:s text:c="4"/>digitalWrite(4, HIGH);</text:p>
      <text:p text:style-name="P1"><text:s text:c="4"/>digitalWrite(6,HIGH);</text:p>
      <text:p text:style-name="P1"><text:soft-page-break/><text:s text:c="4"/>delay(100);</text:p>
      <text:p text:style-name="P1"><text:s text:c="2"/>}</text:p>
      <text:p text:style-name="P1"/>
      <text:p text:style-name="P1"><text:s text:c="2"/>else if (readvoice == "*l<text:span text:style-name="T4">eft</text:span>#")</text:p>
      <text:p text:style-name="P1"><text:s text:c="2"/>{</text:p>
      <text:p text:style-name="P1"><text:s text:c="4"/>digitalWrite (3,HIGH);</text:p>
      <text:p text:style-name="P1"><text:s text:c="4"/>digitalWrite (5,LOW);</text:p>
      <text:p text:style-name="P1"><text:s text:c="4"/>digitalWrite (4,LOW);</text:p>
      <text:p text:style-name="P1"><text:s text:c="4"/>digitalWrite (6,LOW);</text:p>
      <text:p text:style-name="P1"><text:s text:c="3"/>delay (1700);</text:p>
      <text:p text:style-name="P1"><text:s text:c="6"/>digitalWrite(3, HIGH);</text:p>
      <text:p text:style-name="P1"><text:s text:c="4"/>digitalWrite (5, HIGH);</text:p>
      <text:p text:style-name="P1"><text:s text:c="4"/>digitalWrite(4,LOW);</text:p>
      <text:p text:style-name="P1"><text:s text:c="4"/>digitalWrite(6,LOW);</text:p>
      <text:p text:style-name="P1"><text:s text:c="4"/>delay(100);</text:p>
      <text:p text:style-name="P1"><text:s text:c="2"/></text:p>
      <text:p text:style-name="P1"><text:s text:c="2"/>}</text:p>
      <text:p text:style-name="P1"/>
      <text:p text:style-name="P1"><text:s/>else if ( readvoice == "*r<text:span text:style-name="T4">ight</text:span>#")</text:p>
      <text:p text:style-name="P1"><text:s/>{</text:p>
      <text:p text:style-name="P1"><text:s text:c="3"/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1700);</text:p>
      <text:p text:style-name="P1"><text:s text:c="6"/>digitalWrite(3, HIGH);</text:p>
      <text:p text:style-name="P1"><text:s text:c="4"/>digitalWrite (5, HIGH);</text:p>
      <text:p text:style-name="P1"><text:s text:c="4"/>digitalWrite(4,LOW);</text:p>
      <text:p text:style-name="P1"><text:s text:c="4"/>digitalWrite(6,LOW);</text:p>
      <text:p text:style-name="P1"><text:s text:c="4"/>delay(100);</text:p>
      <text:p text:style-name="P1"><text:s/>}</text:p>
      <text:p text:style-name="P1"/>
      <text:p text:style-name="P1"><text:s/>else if (readvoice == "*s<text:span text:style-name="T4">top</text:span>#")</text:p>
      <text:p text:style-name="P1"><text:s/>{</text:p>
      <text:p text:style-name="P1"><text:s text:c="3"/>digitalWrite (3, LOW);</text:p>
      <text:p text:style-name="P1"><text:s text:c="3"/>digitalWrite (5, LOW);</text:p>
      <text:p text:style-name="P1"><text:s text:c="3"/>digitalWrite (4, LOW);</text:p>
      <text:p text:style-name="P1"><text:s text:c="3"/>digitalWrite (6, LOW);</text:p>
      <text:p text:style-name="P1"><text:s text:c="3"/>delay (100);</text:p>
      <text:p text:style-name="P1"><text:soft-page-break/><text:s/>}</text:p>
      <text:p text:style-name="P1"><text:s/>else if (readvoice == "*<text:span text:style-name="T4">rotate</text:span>#")</text:p>
      <text:p text:style-name="P1"><text:s/>{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LOW);</text:p>
      <text:p text:style-name="P1"><text:s text:c="3"/>delay (1<text:span text:style-name="T1">0</text:span>0);</text:p>
      <text:p text:style-name="P1"><text:s/>}</text:p>
      <text:p text:style-name="P1"><text:s text:c="2"/>else if (readvoice == "*<text:span text:style-name="T4">dance</text:span>#")</text:p>
      <text:p text:style-name="P1"><text:s/>{</text:p>
      <text:p text:style-name="P1"><text:s/>digitalWrite (3, LOW);</text:p>
      <text:p text:style-name="P1"><text:s/>digitalWrite (5, HIGH);</text:p>
      <text:p text:style-name="P1"><text:s/>digitalWrite (4, LOW);</text:p>
      <text:p text:style-name="P1"><text:s/>digitalWrite (6, LOW);</text:p>
      <text:p text:style-name="P1"><text:s/>delay (40);</text:p>
      <text:p text:style-name="P1"><text:s/>digitalWrite(3, HIGH);</text:p>
      <text:p text:style-name="P1"><text:s/>digitalWrite (5, HIGH);</text:p>
      <text:p text:style-name="P1"><text:s/>digitalWrite(4,LOW);</text:p>
      <text:p text:style-name="P1"><text:s/>digitalWrite(6,LOW);</text:p>
      <text:p text:style-name="P1"><text:s/>delay(60);</text:p>
      <text:p text:style-name="P1"><text:s text:c="3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</text:p>
      <text:p text:style-name="P1"/>
      <text:p text:style-name="P1"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 text:c="6"/>digitalWrite(3, HIGH);</text:p>
      <text:p text:style-name="P1"><text:s text:c="4"/>digitalWrite (5, HIGH);</text:p>
      <text:p text:style-name="P1"><text:soft-page-break/><text:s text:c="4"/>digitalWrite(4,LOW);</text:p>
      <text:p text:style-name="P1"><text:s text:c="4"/>digitalWrite(6,LOW);</text:p>
      <text:p text:style-name="P1"><text:s text:c="4"/>delay(60);</text:p>
      <text:p text:style-name="P1"><text:s text:c="4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</text:p>
      <text:p text:style-name="P1"><text:s text:c="3"/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 text:c="6"/>digitalWrite(3, HIGH);</text:p>
      <text:p text:style-name="P1"><text:s text:c="4"/>digitalWrite (5, HIGH);</text:p>
      <text:p text:style-name="P1"><text:s text:c="4"/>digitalWrite(4,LOW);</text:p>
      <text:p text:style-name="P1"><text:s text:c="4"/>digitalWrite(6,LOW);</text:p>
      <text:p text:style-name="P1"><text:s text:c="4"/>delay(60);</text:p>
      <text:p text:style-name="P1"><text:s text:c="4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</text:p>
      <text:p text:style-name="P1"><text:s text:c="3"/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 text:c="3"/>digitalWrite(3,HIGH);</text:p>
      <text:p text:style-name="P1"><text:soft-page-break/><text:s text:c="3"/>digitalWrite(5,HIGH);</text:p>
      <text:p text:style-name="P1"><text:s text:c="3"/>digitalWrite(4,LOW);</text:p>
      <text:p text:style-name="P1"><text:s text:c="3"/>digitalWrite(6,LOW);</text:p>
      <text:p text:style-name="P1"><text:s text:c="3"/>delay(60);</text:p>
      <text:p text:style-name="P1"><text:s text:c="3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 text:c="3"/>digitalWrite(3, HIGH);</text:p>
      <text:p text:style-name="P1"><text:s text:c="3"/>digitalWrite (5, HIGH);</text:p>
      <text:p text:style-name="P1"><text:s text:c="3"/>digitalWrite(4,LOW);</text:p>
      <text:p text:style-name="P1"><text:s text:c="3"/>digitalWrite(6,LOW);</text:p>
      <text:p text:style-name="P1"><text:s text:c="3"/>delay(60);</text:p>
      <text:p text:style-name="P1"><text:s text:c="3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</text:p>
      <text:p text:style-name="P1"><text:s text:c="3"/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 text:c="3"/>digitalWrite(3, HIGH);</text:p>
      <text:p text:style-name="P1"><text:soft-page-break/><text:s text:c="3"/>digitalWrite (5, HIGH);</text:p>
      <text:p text:style-name="P1"><text:s text:c="3"/>digitalWrite(4,LOW);</text:p>
      <text:p text:style-name="P1"><text:s text:c="3"/>digitalWrite(6,LOW);</text:p>
      <text:p text:style-name="P1"><text:s text:c="3"/>delay(60);</text:p>
      <text:p text:style-name="P1"><text:s text:c="3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</text:p>
      <text:p text:style-name="P1"><text:s text:c="3"/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 text:c="3"/>digitalWrite(3, HIGH);</text:p>
      <text:p text:style-name="P1"><text:s text:c="3"/>digitalWrite (5, HIGH);</text:p>
      <text:p text:style-name="P1"><text:s text:c="3"/>digitalWrite(4,LOW);</text:p>
      <text:p text:style-name="P1"><text:s text:c="3"/>digitalWrite(6,LOW);</text:p>
      <text:p text:style-name="P1"><text:s text:c="3"/>delay(60);</text:p>
      <text:p text:style-name="P1"><text:s text:c="3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1"><text:s text:c="3"/>delay (50);</text:p>
      <text:p text:style-name="P1"><text:s text:c="3"/>digitalWrite (3, LOW);</text:p>
      <text:p text:style-name="P1"><text:s text:c="3"/>digitalWrite (5, HIGH);</text:p>
      <text:p text:style-name="P1"><text:s text:c="3"/>digitalWrite (4, LOW);</text:p>
      <text:p text:style-name="P1"><text:s text:c="3"/>digitalWrite (6, LOW);</text:p>
      <text:p text:style-name="P1"><text:s text:c="3"/>delay (40);</text:p>
      <text:p text:style-name="P1"><text:soft-page-break/><text:s text:c="3"/>digitalWrite(3, HIGH);</text:p>
      <text:p text:style-name="P1"><text:s text:c="3"/>digitalWrite (5, HIGH);</text:p>
      <text:p text:style-name="P1"><text:s text:c="3"/>digitalWrite(4,LOW);</text:p>
      <text:p text:style-name="P1"><text:s text:c="3"/>digitalWrite(6,LOW);</text:p>
      <text:p text:style-name="P1"><text:s text:c="3"/>delay(60);</text:p>
      <text:p text:style-name="P1"><text:s text:c="3"/>digitalWrite (3, LOW);</text:p>
      <text:p text:style-name="P1"><text:s text:c="3"/>digitalWrite (5, HIGH);</text:p>
      <text:p text:style-name="P1"><text:s text:c="3"/>digitalWrite (4, HIGH);</text:p>
      <text:p text:style-name="P1"><text:s text:c="3"/>digitalWrite (6, LOW);</text:p>
      <text:p text:style-name="P1"><text:s text:c="3"/>delay (50);</text:p>
      <text:p text:style-name="P1"><text:s text:c="3"/>digitalWrite (3, HIGH);</text:p>
      <text:p text:style-name="P1"><text:s text:c="3"/>digitalWrite (5, LOW);</text:p>
      <text:p text:style-name="P1"><text:s text:c="3"/>digitalWrite (4, LOW);</text:p>
      <text:p text:style-name="P1"><text:s text:c="3"/>digitalWrite (6, HIGH);</text:p>
      <text:p text:style-name="P2"><text:s text:c="3"/>delay (50);</text:p>
      <text:p text:style-name="P1"><text:s/>}</text:p>
      <text:p text:style-name="P1">else if (readvoice == "*<text:span text:style-name="T4">hiphop</text:span>#")</text:p>
      <text:p text:style-name="P1"><text:s/>{</text:p>
      <text:p text:style-name="P1"><text:s/>digitalWrite (3, LOW);</text:p>
      <text:p text:style-name="P1"><text:s text:c="3"/>digitalWrite (4, HIGH);</text:p>
      <text:p text:style-name="P1"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</text:p>
      <text:p text:style-name="P1"/>
      <text:p text:style-name="P1"><text:soft-page-break/>digitalWrite (3, LOW);</text:p>
      <text:p text:style-name="P1"><text:s text:c="3"/>digitalWrite (4, HIGH);</text:p>
      <text:p text:style-name="P1"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digitalWrite (3, LOW);</text:p>
      <text:p text:style-name="P1"><text:s text:c="3"/>digitalWrite (4, HIGH);</text:p>
      <text:p text:style-name="P1"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digitalWrite (3, LOW);</text:p>
      <text:p text:style-name="P1"><text:soft-page-break/><text:s text:c="3"/>digitalWrite (4, HIGH);</text:p>
      <text:p text:style-name="P1"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digitalWrite (3, LOW);</text:p>
      <text:p text:style-name="P1"><text:s text:c="3"/>digitalWrite (4, HIGH);</text:p>
      <text:p text:style-name="P1"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digitalWrite (3, LOW);</text:p>
      <text:p text:style-name="P1"><text:s text:c="3"/>digitalWrite (4, HIGH);</text:p>
      <text:p text:style-name="P1"><text:soft-page-break/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digitalWrite (3, LOW);</text:p>
      <text:p text:style-name="P1"><text:s text:c="3"/>digitalWrite (4, HIGH);</text:p>
      <text:p text:style-name="P1"><text:s text:c="3"/>digitalWrite (5, LOW);</text:p>
      <text:p text:style-name="P1"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digitalWrite (3, LOW);</text:p>
      <text:p text:style-name="P1"><text:s text:c="3"/>digitalWrite (4, HIGH);</text:p>
      <text:p text:style-name="P1"><text:s text:c="3"/>digitalWrite (5, LOW);</text:p>
      <text:p text:style-name="P1"><text:soft-page-break/><text:s text:c="3"/>digitalWrite (6, LOW);</text:p>
      <text:p text:style-name="P1"><text:s text:c="3"/>delay (400);</text:p>
      <text:p text:style-name="P1"><text:s text:c="6"/>digitalWrite(3, HIGH);</text:p>
      <text:p text:style-name="P1"><text:s text:c="4"/>digitalWrite (4, HIGH);</text:p>
      <text:p text:style-name="P1"><text:s text:c="4"/>digitalWrite(5,LOW);</text:p>
      <text:p text:style-name="P1"><text:s text:c="4"/>digitalWrite(6,LOW);</text:p>
      <text:p text:style-name="P1"><text:s text:c="4"/>delay(600);</text:p>
      <text:p text:style-name="P1"><text:s text:c="4"/>digitalWrite (3, LOW);</text:p>
      <text:p text:style-name="P1"><text:s text:c="3"/>digitalWrite (4, HIGH);</text:p>
      <text:p text:style-name="P1"><text:s text:c="3"/>digitalWrite (5, HIGH);</text:p>
      <text:p text:style-name="P1"><text:s text:c="3"/>digitalWrite (6, LOW);</text:p>
      <text:p text:style-name="P1"><text:s text:c="3"/>delay (500);</text:p>
      <text:p text:style-name="P1"><text:s text:c="3"/>digitalWrite (3, HIGH);</text:p>
      <text:p text:style-name="P1"><text:s text:c="3"/>digitalWrite (4, LOW);</text:p>
      <text:p text:style-name="P1"><text:s text:c="3"/>digitalWrite (5, LOW);</text:p>
      <text:p text:style-name="P1"><text:s text:c="3"/>digitalWrite (6, HIGH);</text:p>
      <text:p text:style-name="P1"><text:s text:c="3"/>delay (500);</text:p>
      <text:p text:style-name="P3">}</text:p>
      <text:p text:style-name="P1"/>
      <text:p text:style-name="P1"/>
      <text:p text:style-name="P1"><text:s/>readvoice="";}} //Reset the variab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3:04:30.101992902</meta:creation-date>
    <dc:date>2018-11-14T13:33:22.034703536</dc:date>
    <meta:editing-duration>PT10M4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1" meta:paragraph-count="399" meta:word-count="1004" meta:character-count="9241" meta:non-whitespace-character-count="7432"/>
  </office:meta>
</office:document-meta>
</file>